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13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5.727cm"/>
    </style:style>
    <style:style style:name="co5" style:family="table-column">
      <style:table-column-properties fo:break-before="auto" style:column-width="10.747cm"/>
    </style:style>
    <style:style style:name="co6" style:family="table-column">
      <style:table-column-properties fo:break-before="auto" style:column-width="10.539cm"/>
    </style:style>
    <style:style style:name="co7" style:family="table-column">
      <style:table-column-properties fo:break-before="auto" style:column-width="8.033cm"/>
    </style:style>
    <style:style style:name="co8" style:family="table-column">
      <style:table-column-properties fo:break-before="auto" style:column-width="5.583cm"/>
    </style:style>
    <style:style style:name="co9" style:family="table-column">
      <style:table-column-properties fo:break-before="auto" style:column-width="7.271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5.745cm"/>
    </style:style>
    <style:style style:name="co12" style:family="table-column">
      <style:table-column-properties fo:break-before="auto" style:column-width="8.55cm"/>
    </style:style>
    <style:style style:name="co13" style:family="table-column">
      <style:table-column-properties fo:break-before="auto" style:column-width="3.05cm"/>
    </style:style>
    <style:style style:name="co14" style:family="table-column">
      <style:table-column-properties fo:break-before="auto" style:column-width="2.39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9" style:family="table-cell" style:parent-style-name="Default" style:data-style-name="N36"/>
    <style:style style:name="ce11" style:family="table-cell" style:parent-style-name="Default" style:data-style-name="N0"/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9" style:family="table-cell" style:parent-style-name="Default">
      <style:text-properties style:font-name="Liberation Sans" style:font-name-asian="Noto Sans CJK SC Regular" style:font-name-complex="FreeSans"/>
    </style:style>
    <style:style style:name="ce20" style:family="table-cell" style:parent-style-name="Default" style:data-style-name="N36"/>
    <style:style style:name="ce21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22" style:family="table-cell" style:parent-style-name="Default" style:data-style-name="N0"/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4" style:family="table-cell" style:parent-style-name="Default" style:data-style-name="N36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1024" table:default-cell-style-name="ce17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table:style-name="ce18" office:value-type="string" calcext:value-type="string">
            <text:p>net</text:p>
          </table:table-cell>
          <table:table-cell table:number-columns-repeated="1020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8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style-name="ce18" table:formula="of:=SUM([.B2:.C2])" office:value-type="float" office:value="1783" calcext:value-type="float">
            <text:p>17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style-name="ce18" table:formula="of:=SUM([.B3:.C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style-name="ce18" table:formula="of:=SUM([.B4:.C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 office:value-type="float" office:value="-187" calcext:value-type="float">
            <text:p>-187</text:p>
          </table:table-cell>
          <table:table-cell table:number-columns-repeated="1020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 office:value-type="float" office:value="2019" calcext:value-type="float">
            <text:p>201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279" calcext:value-type="float">
            <text:p>2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7])" office:value-type="float" office:value="1772" calcext:value-type="float">
            <text:p>1772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9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9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19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9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19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20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21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20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2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9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9" table:default-cell-style-name="Default"/>
        <table:table-column table:style-name="co1" table:default-cell-style-name="ce20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2020-09-01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2020-10-01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2020-12-01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2020-09-3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2020-10-31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2020-12-06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2020-11-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2020-09-25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2020-10-22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2020-09-18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2020-11-19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2020-11-04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2" table:default-cell-style-name="Default"/>
        <table:table-column table:style-name="co1" table:default-cell-style-name="ce20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2021-02-2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2021-06-12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2021-09-17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2021-06-2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2021-01-06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2021-02-05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2021-03-12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2021-05-26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2021-07-2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2021-08-24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2021-09-20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2021-10-1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2021-11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2021-12-0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22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2021-02-19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2021-03-24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2021-05-28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2021-06-08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2021-06-09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2021-09-1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2021-09-23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2021-10-02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2021-09-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23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23" office:value-type="string" calcext:value-type="string">
            <text:p>2 payphone upper housing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2021-10-1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2021-10-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2021-10-24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2021-10-17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2021-07-1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2021-05-29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2021-09-27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2021-10-27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2021-11-06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2021-11-26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2021-12-04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2021-12-29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0])" office:value-type="float" office:value="4908.58" calcext:value-type="float">
            <text:p>4908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2021-05-27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2021-09-07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3:.C95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2021-11-05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6])" office:value-type="float" office:value="9860.27" calcext:value-type="float">
            <text:p>9860.27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2021-08-30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2021-12-19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0:.C120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2])" office:value-type="float" office:value="279.159999999998" calcext:value-type="float">
            <text:p>279.159999999998</text:p>
          </table:table-cell>
          <table:table-cell table:number-columns-repeated="2"/>
        </table:table-row>
      </table:table>
      <table:table table:name="expenses-2022" table:style-name="ta1"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" table:number-columns-repeated="1021" table:default-cell-style-name="ce17"/>
        <table:table-row table:style-name="ro1">
          <table:table-cell office:value-type="string" calcext:value-type="string">
            <text:p>expen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 table:number-rows-repeated="8">
          <table:table-cell/>
          <table:table-cell table:style-name="ce1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table:style-name="ce14"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4"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4"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4"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table:style-name="ce14"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4"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4"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 table:number-rows-repeated="34">
          <table:table-cell/>
          <table:table-cell table:style-name="ce1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table:style-name="ce14"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table:style-name="ce14"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14"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table:style-name="ce14"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table:style-name="ce14"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table:style-name="ce14"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table:style-name="ce14"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table:style-name="ce14"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table:style-name="ce14"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table:style-name="ce14"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 table:number-rows-repeated="7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 table:style-name="ce13"/>
          <table:table-cell table:style-name="ce14"/>
          <table:table-cell table:number-columns-repeated="1022"/>
        </table:table-row>
        <table:table-row table:style-name="ro1" table:number-rows-repeated="16">
          <table:table-cell/>
          <table:table-cell table:style-name="ce1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 table:number-rows-repeated="3">
          <table:table-cell/>
          <table:table-cell table:style-name="ce1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 table:number-rows-repeated="4">
          <table:table-cell/>
          <table:table-cell table:style-name="ce1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 table:number-rows-repeated="2">
          <table:table-cell/>
          <table:table-cell table:style-name="ce1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107])" office:value-type="float" office:value="483.14" calcext:value-type="float">
            <text:p>483.1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table:style-name="ce14"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9">
          <table:table-cell/>
          <table:table-cell table:style-name="ce1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111:.C121])" office:value-type="float" office:value="-16.5" calcext:value-type="float">
            <text:p>-16.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123])" office:value-type="float" office:value="466.64" calcext:value-type="float">
            <text:p>466.64</text:p>
          </table:table-cell>
          <table:table-cell table:number-columns-repeated="1020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00-00-00</text:date>, <text:time style:data-style-name="N2" text:time-value="13:35:52.1853859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8T13:37:00.162084698</dc:date>
    <meta:editing-duration>P3DT16H34M58S</meta:editing-duration>
    <meta:editing-cycles>453</meta:editing-cycles>
    <meta:generator>LibreOffice/6.4.7.2$Linux_X86_64 LibreOffice_project/40$Build-2</meta:generator>
    <meta:document-statistic meta:table-count="8" meta:cell-count="1663" meta:object-count="0"/>
  </office:meta>
</office:document-meta>
</file>